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71.16mm" svg:y="2.06mm">
            <loext:p draw:notify-on-update-of-ranges="Sheet1.A2:Sheet1.A11 Sheet1.B1:Sheet1.B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ys Since Death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45-3*[.A2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5-3*[.A3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45-3*[.A4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5-3*[.A5]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45-3*[.A6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45-3*[.A7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45-3*[.A8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5-3*[.A9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45-3*[.A1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45-3*[.A11]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4">00/00/0000</text:date>, <text:time style:data-style-name="N2" text:time-value="16:20:53.691562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15:58:02.145686587</meta:creation-date>
    <dc:date>2021-05-24T16:22:53.502986077</dc:date>
    <meta:editing-duration>PT19M7S</meta:editing-duration>
    <meta:editing-cycles>3</meta:editing-cycles>
    <meta:generator>LibreOffice/5.2.7.2$Linux_X86_64 LibreOffice_project/20m0$Build-2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Jungle Mammoth</text:p>
        </chart:title>
        <chart:plot-area chart:style-name="ch3" table:cell-range-address="Sheet1.A1:Sheet1.B11" chart:data-source-has-labels="both" svg:x="1.331cm" svg:y="1.275cm" svg:width="14.349cm" svg:height="6.564cm">
          <chartooo:coordinate-region svg:x="1.952cm" svg:y="1.474cm" svg:width="13.542cm" svg:height="5.718cm"/>
          <chart:axis chart:dimension="x" chart:name="primary-x" chart:style-name="ch4" chartooo:axis-type="auto">
            <chartooo:date-scale/>
            <chart:title svg:x="7.151cm" svg:y="8.019cm" chart:style-name="ch5">
              <text:p>Days Since Death</text:p>
            </chart:title>
            <chart:categories table:cell-range-address="Sheet1.A2:Sheet1.A11"/>
          </chart:axis>
          <chart:axis chart:dimension="y" chart:name="primary-y" chart:style-name="ch4">
            <chart:title svg:x="0.451cm" svg:y="5.143cm" chart:style-name="ch6">
              <text:p>EV (sp)</text:p>
            </chart:title>
            <chart:grid chart:style-name="ch7" chart:class="major"/>
          </chart:axis>
          <chart:series chart:style-name="ch8" chart:values-cell-range-address="Sheet1.B2:Sheet1.B11" chart:label-cell-address="Sheet1.B1:Sheet1.B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V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42">
                <text:p>42</text:p>
                <draw:g>
                  <svg:desc>Sheet1.B2:Sheet1.B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